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f20d" officeooo:paragraph-rsid="000ff2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DocViewer</text:p>
      <text:p text:style-name="Standard">Pages</text:p>
      <text:p text:style-name="Standard">605.202 Data Structures Lab 4</text:p>
      <text:p text:style-name="Standard">This lab assignment requires you to compare the performance of two distinct sorting algorithms to obtain some</text:p>
      <text:p text:style-name="Standard">appreciation for the parameters to be considered in selecting an appropriate sort. Write a Quicksort and a Natural Merge</text:p>
      <text:p text:style-name="Standard">Sort. They should both be recursive or both be iterative, so that the overhead of recursion will not be a factor in your</text:p>
      <text:p text:style-name="Standard">comparisons.</text:p>
      <text:p text:style-name="Standard">A Quicksort (or Partition Exchange Sort) divides the data into 2 partitions separated by a pivot. The first partition</text:p>
      <text:p text:style-name="Standard">contains all the items which are smaller than the pivot. The remaining items are in the other partition. You will write four</text:p>
      <text:p text:style-name="Standard">versions of Quicksort:</text:p>
      <text:p text:style-name="Standard"> Select the first item of the partition as the pivot. Treat partitions of size one and two as stopping cases.</text:p>
      <text:p text:style-name="Standard"> Same pivot selection. For a partition of size 100 or less, use an insertion sort to finish.</text:p>
      <text:p text:style-name="Standard"> Same pivot selection. For a partition of size 50 or less, use an insertion sort to finish.</text:p>
      <text:p text:style-name="Standard"> Select the median-of-three as the pivot. Treat partitions of size one and two as stopping cases.</text:p>
      <text:p text:style-name="Standard">As time permits consider examining additional, alternate methods of selecting the pivot for Quicksort.</text:p>
      <text:p text:style-name="Standard">Merge Sort is a useful sort to know if you are doing External Sorting. The need for this will increase as data sizes increase.</text:p>
      <text:p text:style-name="Standard">The traditional Merge Sort requires double space. To eliminate this issue, you are to implement Natural Merge using a</text:p>
      <text:p text:style-name="Standard">linked implementation. In your analysis be sure to compare to the effect of using a straight Merge Sort instead.</text:p>
      <text:p text:style-name="Standard">Create input files of four sizes: 50, 1000, 2000, 5000 and 10000 integers. For each size file make 3 versions. On the first</text:p>
      <text:p text:style-name="Standard">use a randomly ordered data set. On the second use the integers in reverse order. On the third use the</text:p>
      <text:p text:style-name="Standard">integers in normal ascending order. (You may use a random number generator to create the randomly ordered file, but it is</text:p>
      <text:p text:style-name="Standard">important to limit the duplicates to &lt;1%. Alternatively, you may write a shuffle function to randomize one of your ordered</text:p>
      <text:p text:style-name="Standard">files.) This means you have an input set of 15 files plus whatever you deem necessary and reasonable. Files are</text:p>
      <text:p text:style-name="Standard">available in the Blackboard shell, if you want to copy them. Your data should be formatted so that each number is on a</text:p>
      <text:p text:style-name="Standard">separate line with no leading blanks. There should be no blank lines in the file. Even though you are limiting the</text:p>
      <text:p text:style-name="Standard">occurrence of duplicates, your sorts must be able to handle duplicate data.</text:p>
      <text:p text:style-name="Standard">Each sort must be run against all the input files. With five sorts and 15 input sets, you will have 75 required runs.</text:p>
      <text:p text:style-name="Standard">The size 50 files are for the purpose of showing the sorting is correct. Your code needs to print out the comparisons and</text:p>
      <text:p text:style-name="Standard">exchanges (see below) and the sorted values. You must submit the input and output files for all orders of size 50, for all</text:p>
      <text:p text:style-name="Standard">sorts. There should be 15 output files here.</text:p>
      <text:p text:style-name="Standard"><text:soft-page-break/>The larger sizes of input are used to demonstrate the asymptotic cost. To demonstrate the asymptotic cost you will need to</text:p>
      <text:p text:style-name="Standard">count comparisons and exchanges for each sort. For these files at the end of each run you need to print the number of</text:p>
      <text:p text:style-name="Standard">comparisons and the number of exchanges but not the sorted data. It is to your advantage to add larger files or additional</text:p>
      <text:p text:style-name="Standard">random files to the input - perhaps with 15-20% duplicates. You may find it interesting to time the runs, but this should be</text:p>
      <text:p text:style-name="Standard">in addition to counting comparisons and exchanges.</text:p>
      <text:p text:style-name="Standard">Turn in an analysis comparing the two sorts and their performance. Be sure to comment on the relative numbers of</text:p>
      <text:p text:style-name="Standard">exchanges and comparison in the various runs, the effect of the order of the data, the effect of different size files, the effect</text:p>
      <text:p text:style-name="Standard">of different partition sizes and pivot selection methods for Quicksort, and the effect of using a Natural Merge Sort.</text:p>
      <text:p text:style-name="Standard">Which factor has the most effect on the efficiency? Be sure to consider both time and space efficiency. Be sure to justify</text:p>
      <text:p text:style-name="Standard">your data structures. Your analysis must include a table of the comparisons and exchanges observed and a graph of the</text:p>
      <text:p text:style-name="Standard">asymptotic costs that you observed compared to the theoretical cost. Be sure to justify your choice of iteration versus</text:p>
      <text:p text:style-name="Standard">recursion. Consider how your code would have differed if you had made the other choice.</text:p>
      <text:p text:style-name="Standard">It is to your advantage to turn the lab in on time. It will not be accepted after the due date except by prior arrangement.</text:p>
      <text:p text:style-name="Standard">Annotations</text:p>
      <text:p text:style-name="P1"/>
      <text:p text:style-name="P1">-----</text:p>
      <text:p text:style-name="P1"/>
      <text:p text:style-name="P1">Initially I tried implementing the sorts using recursion but ran into trouble running these sorts against large amounts of data. For sizes 100 and larger I was getting recursion errors that max depth had been reached, leading to most of the sorts failing to complete. I went back and reimplemented the sorts using iterative approaches by using the mystack class made in previous lab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4:13:03.240584549</meta:creation-date>
    <dc:date>2023-12-04T15:13:35.282735939</dc:date>
    <meta:editing-duration>PT1H32S</meta:editing-duration>
    <meta:editing-cycles>1</meta:editing-cycles>
    <meta:document-statistic meta:table-count="0" meta:image-count="0" meta:object-count="0" meta:page-count="2" meta:paragraph-count="46" meta:word-count="823" meta:character-count="4668" meta:non-whitespace-character-count="3891"/>
    <meta:generator>LibreOffice/7.6.2.1$MacOSX_AARCH64 LibreOffice_project/56f7684011345957bbf33a7ee678afaf4d2ba333</meta:generator>
  </office:meta>
</office:document-meta>
</file>